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Обычный" style:master-page-name="MP0" style:family="paragraph">
      <style:paragraph-properties fo:break-before="page" fo:line-height="100%"/>
      <style:text-properties style:font-name="Times New Roman" style:font-name-complex="Times New Roman" fo:font-size="10pt" style:font-size-asian="10pt" style:font-size-complex="10pt"/>
    </style:style>
    <style:style style:name="P2" style:parent-style-name="Обычный" style:family="paragraph">
      <style:paragraph-properties fo:text-align="justify" fo:margin-bottom="0in" fo:line-height="100%"/>
      <style:text-properties style:font-name="Times New Roman" style:font-name-complex="Times New Roman" fo:font-weight="bold" style:font-weight-asian="bold" style:font-weight-complex="bold" fo:font-size="10pt" style:font-size-asian="10pt" style:font-size-complex="10pt" fo:language="uk" fo:country="UA"/>
    </style:style>
    <style:style style:name="P3" style:parent-style-name="Обычный" style:family="paragraph">
      <style:paragraph-properties fo:text-align="justify" fo:margin-bottom="0in" fo:line-height="100%"/>
      <style:text-properties style:font-name="Times New Roman" style:font-name-complex="Times New Roman" style:font-weight-complex="bold" fo:font-size="10pt" style:font-size-asian="10pt" style:font-size-complex="10pt" fo:language="uk" fo:country="UA"/>
    </style:style>
    <style:style style:name="P4" style:parent-style-name="Обычный" style:family="paragraph">
      <style:paragraph-properties fo:text-align="justify" fo:margin-bottom="0in" fo:line-height="100%"/>
      <style:text-properties style:font-name="Times New Roman" style:font-name-complex="Times New Roman" style:font-weight-complex="bold" fo:font-size="10pt" style:font-size-asian="10pt" style:font-size-complex="10pt" fo:language="uk" fo:country="UA"/>
    </style:style>
    <style:style style:name="P5" style:parent-style-name="Обычный" style:family="paragraph">
      <style:paragraph-properties fo:text-align="justify" fo:margin-bottom="0in" fo:line-height="100%"/>
    </style:style>
    <style:style style:name="T6"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T7"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uk" fo:country="UA"/>
    </style:style>
    <style:style style:name="T8"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T9"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uk" fo:country="UA"/>
    </style:style>
    <style:style style:name="T10" style:parent-style-name="Гиперссылка" style:family="text">
      <style:text-properties style:font-name="Times New Roman" style:font-name-complex="Times New Roman" style:font-weight-complex="bold" fo:font-style="italic" style:font-style-asian="italic" fo:font-size="10pt" style:font-size-asian="10pt" style:font-size-complex="10pt" fo:language="en" fo:country="US"/>
    </style:style>
    <style:style style:name="P11" style:parent-style-name="Обычный" style:family="paragraph">
      <style:paragraph-properties fo:text-align="justify" fo:margin-bottom="0in" fo:line-height="100%"/>
      <style:text-properties style:font-name="Times New Roman" style:font-name-complex="Times New Roman" style:font-weight-complex="bold" fo:font-style="italic" style:font-style-asian="italic" fo:font-size="10pt" style:font-size-asian="10pt" style:font-size-complex="10pt" fo:language="uk" fo:country="UA"/>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P14" style:parent-style-name="Обычныйвеб" style:family="paragraph">
      <style:paragraph-properties fo:text-align="justify" fo:margin-top="0in" fo:margin-bottom="0in"/>
    </style:style>
    <style:style style:name="T15" style:parent-style-name="Основнойшрифтабзаца" style:family="text">
      <style:text-properties fo:font-weight="bold" style:font-weight-asian="bold" fo:font-size="10pt" style:font-size-asian="10pt" style:font-size-complex="10pt"/>
    </style:style>
    <style:style style:name="T16" style:parent-style-name="Основнойшрифтабзаца" style:family="text">
      <style:text-properties fo:font-weight="bold" style:font-weight-asian="bold" fo:font-size="10pt" style:font-size-asian="10pt" style:font-size-complex="10pt"/>
    </style:style>
    <style:style style:name="T17" style:parent-style-name="Основнойшрифтабзаца" style:family="text">
      <style:text-properties fo:font-weight="bold" style:font-weight-asian="bold" style:font-weight-complex="bold" fo:color="#000000"/>
    </style:style>
    <style:style style:name="T18" style:parent-style-name="Основнойшрифтабзаца" style:family="text">
      <style:text-properties style:font-weight-complex="bold" fo:color="#000000" fo:font-size="10pt" style:font-size-asian="10pt" style:font-size-complex="10pt"/>
    </style:style>
    <style:style style:name="T19" style:parent-style-name="Основнойшрифтабзаца" style:family="text">
      <style:text-properties fo:color="#000000" fo:font-size="10pt" style:font-size-asian="10pt" style:font-size-complex="10pt"/>
    </style:style>
    <style:style style:name="P20" style:parent-style-name="Обычный" style:family="paragraph">
      <style:paragraph-properties fo:text-align="justify" fo:margin-bottom="0in" fo:line-height="100%" fo:margin-left="0.3937in" fo:margin-right="0.3937in">
        <style:tab-stops/>
      </style:paragraph-properties>
    </style:style>
    <style:style style:name="T21" style:parent-style-name="Основнойшрифтабзаца" style:family="text">
      <style:text-properties style:font-name="Times New Roman" style:font-name-complex="Times New Roman" fo:font-weight="bold" style:font-weight-asian="bold" style:font-weight-complex="bold" fo:font-size="10pt" style:font-size-asian="10pt" style:font-size-complex="10pt" fo:language="uk" fo:country="UA"/>
    </style:style>
    <style:style style:name="T22"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3"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4"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5"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6"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7"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28"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29"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0"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1"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2"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3"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T34" style:parent-style-name="Основнойшрифтабзаца" style:family="text">
      <style:text-properties style:font-name="Times New Roman" style:font-name-complex="Times New Roman" style:font-weight-complex="bold" fo:font-size="10pt" style:font-size-asian="10pt" style:font-size-complex="10pt"/>
    </style:style>
    <style:style style:name="T35" style:parent-style-name="Основнойшрифтабзаца" style:family="text">
      <style:text-properties style:font-name="Times New Roman" style:font-name-complex="Times New Roman" style:font-weight-complex="bold" fo:font-size="10pt" style:font-size-asian="10pt" style:font-size-complex="10pt" fo:language="uk" fo:country="UA"/>
    </style:style>
    <style:style style:name="P36" style:parent-style-name="Обычный" style:family="paragraph">
      <style:paragraph-properties fo:text-align="justify" fo:margin-bottom="0in" fo:line-height="100%" fo:text-indent="0.3937in"/>
      <style:text-properties style:font-name="Times New Roman" style:font-name-complex="Times New Roman" fo:font-size="10pt" style:font-size-asian="10pt" style:font-size-complex="10pt" fo:language="uk" fo:country="UA"/>
    </style:style>
    <style:style style:name="P37" style:parent-style-name="Обычный" style:family="paragraph">
      <style:paragraph-properties fo:text-align="justify" fo:margin-bottom="0in" fo:line-height="100%" fo:text-indent="0.3937in"/>
    </style:style>
    <style:style style:name="T3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T3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4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2" style:parent-style-name="Обычный" style:family="paragraph">
      <style:paragraph-properties fo:text-align="justify" fo:margin-bottom="0in" fo:line-height="100%" fo:text-indent="0.3937in"/>
    </style:style>
    <style:style style:name="T4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P44" style:parent-style-name="Обычный" style:family="paragraph">
      <style:paragraph-properties fo:text-align="justify" fo:margin-bottom="0in" fo:line-height="100%"/>
    </style:style>
    <style:style style:name="T4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fo:language="uk" fo:country="UA"/>
    </style:style>
    <style:style style:name="T4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T4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48" style:parent-style-name="Обычный" style:family="paragraph">
      <style:paragraph-properties fo:text-align="justify" fo:margin-bottom="0in" fo:line-height="100%"/>
    </style:style>
    <style:style style:name="T4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fo:language="uk" fo:country="UA"/>
    </style:style>
    <style:style style:name="T50"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1" style:parent-style-name="Обычный" style:family="paragraph">
      <style:paragraph-properties fo:text-align="justify" fo:margin-bottom="0in" fo:line-height="100%"/>
    </style:style>
    <style:style style:name="T52"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fo:language="uk" fo:country="UA"/>
    </style:style>
    <style:style style:name="T5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5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5" style:parent-style-name="Обычный" style:family="paragraph">
      <style:paragraph-properties fo:text-align="justify" fo:margin-bottom="0in" fo:line-height="100%"/>
    </style:style>
    <style:style style:name="T5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fo:language="uk" fo:country="UA"/>
    </style:style>
    <style:style style:name="T5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58" style:parent-style-name="Обычный" style:family="paragraph">
      <style:paragraph-properties fo:text-align="justify" fo:margin-bottom="0in" fo:text-indent="0.3937in"/>
    </style:style>
    <style:style style:name="T59"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T6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fo:language="uk" fo:country="UA"/>
    </style:style>
    <style:style style:name="T61" style:parent-style-name="Основнойшрифтабзаца" style:family="text">
      <style:text-properties style:font-name="Times New Roman" style:font-name-complex="Times New Roman" fo:font-style="italic" style:font-style-asian="italic" fo:font-size="12pt" style:font-size-asian="12pt" style:font-size-complex="12pt" fo:language="uk" fo:country="UA"/>
    </style:style>
    <style:style style:name="P62" style:parent-style-name="Обычный" style:family="paragraph">
      <style:paragraph-properties fo:text-align="justify" fo:margin-bottom="0in" fo:text-indent="0.3937in"/>
    </style:style>
    <style:style style:name="T6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T64"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5"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6"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7"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8"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T69" style:parent-style-name="Основнойшрифтабзаца" style:family="text">
      <style:text-properties style:font-name="Times New Roman" style:font-name-complex="Times New Roman" style:font-weight-complex="bold" fo:font-size="12pt" style:font-size-asian="12pt" style:font-size-complex="12pt" fo:language="uk" fo:country="UA"/>
    </style:style>
    <style:style style:name="P70" style:parent-style-name="Обычный" style:family="paragraph">
      <style:paragraph-properties fo:text-align="justify" fo:margin-bottom="0in" fo:text-indent="0.3937in"/>
    </style:style>
    <style:style style:name="T71"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P72" style:parent-style-name="Обычный" style:family="paragraph">
      <style:paragraph-properties fo:text-align="justify" fo:margin-bottom="0in" fo:line-height="100%" fo:text-indent="0.3937in"/>
    </style:style>
    <style:style style:name="T7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7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75" style:parent-style-name="Основнойшрифтабзаца" style:family="text">
      <style:text-properties style:font-name="Times New Roman" style:font-name-complex="Times New Roman" fo:color="#000000" fo:font-size="12pt" style:font-size-asian="12pt" style:font-size-complex="12pt" fo:background-color="#FFFFFF"/>
    </style:style>
    <style:style style:name="P76" style:parent-style-name="Обычный" style:family="paragraph">
      <style:paragraph-properties fo:text-align="justify" fo:margin-bottom="0in" fo:line-height="100%"/>
      <style:text-properties style:font-name="Times New Roman" style:font-name-complex="Times New Roman" fo:font-size="12pt" style:font-size-asian="12pt" style:font-size-complex="12pt" fo:language="uk" fo:country="UA"/>
    </style:style>
    <style:style style:name="P77" style:parent-style-name="Обычный" style:family="paragraph">
      <style:paragraph-properties fo:text-align="justify" fo:margin-bottom="0in" fo:line-height="100%" fo:text-indent="0.3937in"/>
    </style:style>
    <style:style style:name="T7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fo:language="uk" fo:country="UA"/>
    </style:style>
    <style:style style:name="P79" style:parent-style-name="Обычный" style:family="paragraph">
      <style:paragraph-properties fo:text-align="justify" fo:margin-bottom="0in" fo:line-height="100%"/>
    </style:style>
    <style:style style:name="T8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fo:language="uk" fo:country="UA"/>
    </style:style>
    <style:style style:name="T81"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82" style:parent-style-name="Обычный" style:family="paragraph">
      <style:paragraph-properties fo:text-align="justify" fo:margin-bottom="0in" fo:line-height="100%"/>
    </style:style>
    <style:style style:name="T83" style:parent-style-name="Основнойшрифтабзаца" style:family="text">
      <style:text-properties style:font-name="Times New Roman" style:font-name-complex="Times New Roman" fo:font-weight="bold" style:font-weight-asian="bold" fo:font-style="italic" style:font-style-asian="italic" fo:font-size="12pt" style:font-size-asian="12pt" style:font-size-complex="12pt" fo:language="uk" fo:country="UA"/>
    </style:style>
    <style:style style:name="T8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85" style:parent-style-name="Обычный" style:family="paragraph">
      <style:paragraph-properties fo:text-align="justify" fo:margin-bottom="0in" fo:line-height="100%"/>
    </style:style>
    <style:style style:name="T86" style:parent-style-name="Основнойшрифтабзаца" style:family="text">
      <style:text-properties style:font-name="Times New Roman" style:font-name-complex="Times New Roman" fo:font-weight="bold" style:font-weight-asian="bold" fo:font-style="italic" style:font-style-asian="italic" fo:font-size="12pt" style:font-size-asian="12pt" style:font-size-complex="12pt" fo:language="uk" fo:country="UA"/>
    </style:style>
    <style:style style:name="T8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88" style:parent-style-name="Обычный" style:family="paragraph">
      <style:paragraph-properties fo:text-align="justify" fo:margin-bottom="0in" fo:line-height="100%"/>
      <style:text-properties style:font-name="Times New Roman" style:font-name-complex="Times New Roman" fo:font-size="12pt" style:font-size-asian="12pt" style:font-size-complex="12pt" fo:language="uk" fo:country="UA"/>
    </style:style>
    <style:style style:name="P89" style:parent-style-name="Обычный" style:family="paragraph">
      <style:paragraph-properties fo:text-align="justify" fo:margin-bottom="0in" fo:line-height="100%" fo:text-indent="0.3937in"/>
      <style:text-properties style:font-name="Times New Roman" style:font-name-complex="Times New Roman" fo:font-weight="bold" style:font-weight-asian="bold" fo:font-size="12pt" style:font-size-asian="12pt" style:font-size-complex="12pt" fo:language="uk" fo:country="UA"/>
    </style:style>
    <style:style style:name="P90" style:parent-style-name="Абзацсписка" style:family="paragraph">
      <style:paragraph-properties fo:text-align="justify" fo:margin-bottom="0in" fo:line-height="100%"/>
    </style:style>
    <style:style style:name="T91" style:parent-style-name="Основнойшрифтабзаца" style:family="text">
      <style:text-properties style:font-name="Times New Roman" style:font-name-complex="Times New Roman" fo:font-weight="bold" style:font-weight-asian="bold" fo:font-style="italic" style:font-style-asian="italic" fo:font-size="12pt" style:font-size-asian="12pt" style:font-size-complex="12pt" fo:language="uk" fo:country="UA"/>
    </style:style>
    <style:style style:name="T92"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9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94" style:parent-style-name="Абзацсписка" style:family="paragraph">
      <style:paragraph-properties fo:text-align="justify" fo:margin-bottom="0in" fo:line-height="100%"/>
    </style:style>
    <style:style style:name="T95" style:parent-style-name="Основнойшрифтабзаца" style:family="text">
      <style:text-properties style:font-name="Times New Roman" style:font-name-complex="Times New Roman" fo:font-weight="bold" style:font-weight-asian="bold" fo:font-style="italic" style:font-style-asian="italic" fo:font-size="12pt" style:font-size-asian="12pt" style:font-size-complex="12pt" fo:language="uk" fo:country="UA"/>
    </style:style>
    <style:style style:name="T96"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97"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98"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99"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100" style:parent-style-name="Абзацсписка" style:family="paragraph">
      <style:paragraph-properties fo:text-align="justify" fo:margin-bottom="0in" fo:line-height="100%" fo:margin-left="0in" fo:text-indent="0.3937in">
        <style:tab-stops/>
      </style:paragraph-properties>
    </style:style>
    <style:style style:name="T101"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02"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03"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4"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T105" style:parent-style-name="Основнойшрифтабзаца" style:family="text">
      <style:text-properties style:font-name="Times New Roman" style:font-name-complex="Times New Roman" fo:font-size="12pt" style:font-size-asian="12pt" style:font-size-complex="12pt" fo:language="uk" fo:country="UA"/>
    </style:style>
    <style:style style:name="P106" style:parent-style-name="Абзацсписка" style:family="paragraph">
      <style:paragraph-properties fo:text-align="justify" fo:margin-bottom="0in" fo:line-height="100%" fo:margin-left="0in" fo:text-indent="0.3937in">
        <style:tab-stops/>
      </style:paragraph-properties>
      <style:text-properties style:font-name="Times New Roman" style:font-name-complex="Times New Roman" fo:font-size="12pt" style:font-size-asian="12pt" style:font-size-complex="12pt"/>
    </style:style>
    <style:style style:name="P107" style:parent-style-name="Абзацсписка" style:family="paragraph">
      <style:paragraph-properties fo:text-align="justify" fo:margin-bottom="0in" fo:line-height="100%" fo:margin-left="0in">
        <style:tab-stops/>
      </style:paragraph-properties>
    </style:style>
    <style:style style:name="T108" style:parent-style-name="Основнойшрифтабзаца" style:family="text">
      <style:text-properties style:font-name="Times New Roman" style:font-name-complex="Times New Roman" fo:font-weight="bold" style:font-weight-asian="bold" fo:font-size="12pt" style:font-size-asian="12pt" style:font-size-complex="12pt" fo:language="uk" fo:country="UA"/>
    </style:style>
    <style:style style:name="T109" style:parent-style-name="Основнойшрифтабзаца" style:family="text">
      <style:text-properties style:font-name="Times New Roman" style:font-name-complex="Times New Roman" fo:font-weight="bold" style:font-weight-asian="bold" fo:font-size="12pt" style:font-size-asian="12pt" style:font-size-complex="12pt" fo:language="en" fo:country="US"/>
    </style:style>
    <style:style style:name="P110" style:parent-style-name="Абзацсписка" style:family="paragraph">
      <style:paragraph-properties fo:margin-bottom="0in" fo:line-height="100%"/>
    </style:style>
    <style:style style:name="T11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12"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P113" style:parent-style-name="Абзацсписка" style:family="paragraph">
      <style:paragraph-properties fo:margin-bottom="0in" fo:line-height="100%"/>
    </style:style>
    <style:style style:name="T114"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15" style:parent-style-name="rvts23"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16" style:parent-style-name="rvts23" style:family="text">
      <style:text-properties style:font-name="Times New Roman" style:font-name-complex="Times New Roman" style:font-weight-complex="bold" fo:color="#000000" fo:font-size="12pt" style:font-size-asian="12pt" style:font-size-complex="12pt" fo:background-color="#FFFFFF"/>
    </style:style>
    <style:style style:name="T117" style:parent-style-name="Основнойшрифтабзаца" style:family="text">
      <style:text-properties style:font-name="Times New Roman" style:font-name-complex="Times New Roman" fo:color="#000000" fo:font-size="12pt" style:font-size-asian="12pt" style:font-size-complex="12pt"/>
    </style:style>
    <style:style style:name="T118" style:parent-style-name="rvts23" style:family="text">
      <style:text-properties style:font-name="Times New Roman" style:font-name-complex="Times New Roman" style:font-weight-complex="bold" fo:color="#000000" fo:font-size="12pt" style:font-size-asian="12pt" style:font-size-complex="12pt" fo:background-color="#FFFFFF"/>
    </style:style>
    <style:style style:name="T119"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20"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style:style>
    <style:style style:name="T121" style:parent-style-name="Основнойшрифтабзаца" style:family="text">
      <style:text-properties style:font-name="Times New Roman" style:font-name-complex="Times New Roman" style:font-weight-complex="bold" fo:color="#000000" fo:font-size="12pt" style:font-size-asian="12pt" style:font-size-complex="12pt" fo:background-color="#FFFFFF" fo:language="uk" fo:country="UA"/>
    </style:style>
    <style:style style:name="T122" style:parent-style-name="Основнойшрифтабзаца" style:family="text">
      <style:text-properties style:font-name="Times New Roman" style:font-name-complex="Times New Roman" style:font-weight-complex="bold" fo:color="#4F81BD" fo:font-size="12pt" style:font-size-asian="12pt" style:font-size-complex="12pt" fo:background-color="#FFFFFF" fo:language="uk" fo:country="UA"/>
    </style:style>
    <style:style style:name="T123"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P124" style:parent-style-name="Абзацсписка" style:family="paragraph">
      <style:paragraph-properties fo:margin-bottom="0in" fo:line-height="100%"/>
    </style:style>
    <style:style style:name="T125"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2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27"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28"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29"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T130"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P131" style:parent-style-name="Абзацсписка" style:family="paragraph">
      <style:paragraph-properties fo:margin-bottom="0in" fo:line-height="100%"/>
    </style:style>
    <style:style style:name="T13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3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34"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P135" style:parent-style-name="Абзацсписка" style:family="paragraph">
      <style:paragraph-properties fo:margin-bottom="0in" fo:line-height="100%"/>
    </style:style>
    <style:style style:name="T13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37"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38" style:parent-style-name="Гиперссылка" style:family="text">
      <style:text-properties style:font-name="Times New Roman" style:font-name-complex="Times New Roman" fo:color="#4F81BD" fo:font-size="12pt" style:font-size-asian="12pt" style:font-size-complex="12pt" style:text-underline-type="none" fo:language="uk" fo:country="UA"/>
    </style:style>
    <style:style style:name="T139"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P140" style:parent-style-name="Обычный" style:family="paragraph">
      <style:paragraph-properties fo:break-before="page" fo:line-height="100%"/>
    </style:style>
    <style:style style:name="P141"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42" style:parent-style-name="Абзацсписка" style:family="paragraph">
      <style:paragraph-properties fo:margin-bottom="0in" fo:line-height="100%" fo:margin-left="0in">
        <style:tab-stops/>
      </style:paragraph-properties>
      <style:text-properties style:font-name="Times New Roman" style:font-name-complex="Times New Roman" fo:font-weight="bold" style:font-weight-asian="bold" fo:color="#000000" fo:font-size="10pt" style:font-size-asian="10pt" style:font-size-complex="10pt" fo:language="uk" fo:country="UA"/>
    </style:style>
    <style:style style:name="P143"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44"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45" style:parent-style-name="Абзацсписка" style:family="paragraph">
      <style:paragraph-properties fo:margin-bottom="0in" fo:line-height="100%" fo:margin-left="0in">
        <style:tab-stops/>
      </style:paragraph-properties>
    </style:style>
    <style:style style:name="T146" style:parent-style-name="Гиперссылка" style:family="text">
      <style:text-properties style:font-name="Times New Roman" style:font-name-complex="Times New Roman" fo:font-size="10pt" style:font-size-asian="10pt" style:font-size-complex="10pt" fo:language="uk" fo:country="UA"/>
    </style:style>
    <style:style style:name="P147" style:parent-style-name="Абзацсписка" style:family="paragraph">
      <style:paragraph-properties fo:margin-bottom="0in" fo:line-height="100%" fo:margin-left="0in">
        <style:tab-stops/>
      </style:paragraph-properties>
      <style:text-properties style:font-name="Times New Roman" style:font-name-complex="Times New Roman" fo:color="#000000" fo:font-size="10pt" style:font-size-asian="10pt" style:font-size-complex="10pt" fo:language="uk" fo:country="UA"/>
    </style:style>
    <style:style style:name="P148" style:parent-style-name="Абзацсписка"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color="#000000" fo:font-size="12pt" style:font-size-asian="12pt" style:font-size-complex="12pt" fo:language="uk" fo:country="UA"/>
    </style:style>
    <style:style style:name="P149" style:parent-style-name="Абзацсписка" style:family="paragraph">
      <style:paragraph-properties fo:text-align="justify" fo:margin-bottom="0in" fo:line-height="100%" fo:margin-left="0in">
        <style:tab-stops/>
      </style:paragraph-properties>
    </style:style>
    <style:style style:name="T150" style:parent-style-name="Основнойшрифтабзаца" style:family="text">
      <style:text-properties style:font-name="Times New Roman" style:font-name-complex="Times New Roman" fo:font-weight="bold" style:font-weight-asian="bold" fo:color="#000000" fo:font-size="10pt" style:font-size-asian="10pt" style:font-size-complex="10pt" fo:language="uk" fo:country="UA"/>
    </style:style>
    <style:style style:name="T151"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T152" style:parent-style-name="Основнойшрифтабзаца" style:family="text">
      <style:text-properties fo:font-size="10pt" style:font-size-asian="10pt" style:font-size-complex="10pt" fo:language="en" fo:country="US"/>
    </style:style>
    <style:style style:name="T153"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P154" style:parent-style-name="Абзацсписка" style:family="paragraph">
      <style:paragraph-properties fo:text-align="justify" fo:margin-bottom="0in" fo:line-height="100%" fo:margin-left="0.3937in" fo:margin-right="0.3937in">
        <style:tab-stops/>
      </style:paragraph-properties>
    </style:style>
    <style:style style:name="T155" style:parent-style-name="Основнойшрифтабзаца" style:family="text">
      <style:text-properties style:font-name="Times New Roman" style:font-name-complex="Times New Roman" fo:font-weight="bold" style:font-weight-asian="bold" fo:color="#000000" fo:font-size="10pt" style:font-size-asian="10pt" style:font-size-complex="10pt" fo:language="uk" fo:country="UA"/>
    </style:style>
    <style:style style:name="T156" style:parent-style-name="Основнойшрифтабзаца" style:family="text">
      <style:text-properties style:font-name="Times New Roman" style:font-name-complex="Times New Roman" fo:color="#000000" fo:font-size="10pt" style:font-size-asian="10pt" style:font-size-complex="10pt" fo:language="uk" fo:country="UA"/>
    </style:style>
    <style:style style:name="P157" style:parent-style-name="Абзацсписка" style:family="paragraph">
      <style:paragraph-properties fo:text-align="justify" fo:margin-bottom="0in" fo:line-height="100%"/>
      <style:text-properties style:font-name="Times New Roman" style:font-name-complex="Times New Roman" fo:color="#000000" fo:font-size="10pt" style:font-size-asian="10pt" style:font-size-complex="10pt" fo:language="uk" fo:country="UA"/>
    </style:style>
    <style:style style:name="P158" style:parent-style-name="Обычный" style:family="paragraph">
      <style:paragraph-properties fo:margin-bottom="0in" style:line-height-at-least="0.375in" fo:text-indent="0.3937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 style:parent-style-name="Основнойшрифтабзаца" style:family="text">
      <style:text-properties style:font-name="inherit" style:font-name-asian="Times New Roman" style:font-name-complex="Courier New" fo:font-weight="bold" style:font-weight-asian="bold" fo:color="#222222" fo:font-size="12pt" style:font-size-asian="12pt" style:font-size-complex="12pt" fo:language="en" style:language-asian="ru" style:country-asian="RU"/>
    </style:style>
    <style:style style:name="T160" style:parent-style-name="Основнойшрифтабзаца" style:family="text">
      <style:text-properties style:font-name="Arial" style:font-name-complex="Arial" fo:font-weight="bold" style:font-weight-asian="bold" fo:color="#222222" fo:font-size="12pt" style:font-size-asian="12pt" style:font-size-complex="12pt" fo:background-color="#F8F9FA" fo:language="en" fo:country="US"/>
    </style:style>
    <style:style style:name="P161" style:parent-style-name="Абзацсписка" style:family="paragraph">
      <style:paragraph-properties fo:margin-bottom="0in" fo:line-height="100%"/>
    </style:style>
    <style:style style:name="T16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6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6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6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67" style:parent-style-name="Гиперссылка" style:family="text">
      <style:text-properties style:font-name="Times New Roman" style:font-name-complex="Times New Roman" fo:font-size="12pt" style:font-size-asian="12pt" style:font-size-complex="12pt" fo:language="en" fo:country="US"/>
    </style:style>
    <style:style style:name="T16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6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7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P171" style:parent-style-name="Абзацсписка" style:family="paragraph">
      <style:paragraph-properties fo:margin-bottom="0in" fo:line-height="100%"/>
    </style:style>
    <style:style style:name="T17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7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7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75"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76"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77"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78"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79" style:parent-style-name="Гиперссылка" style:family="text">
      <style:text-properties style:font-name="Times New Roman" style:font-name-complex="Times New Roman" fo:font-size="12pt" style:font-size-asian="12pt" style:font-size-complex="12pt" fo:language="en" fo:country="US"/>
    </style:style>
    <style:style style:name="T180"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182" style:parent-style-name="Абзацсписка" style:family="paragraph">
      <style:paragraph-properties fo:margin-bottom="0in" fo:line-height="100%"/>
    </style:style>
    <style:style style:name="T18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7"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188"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89" style:parent-style-name="Гиперссылка" style:family="text">
      <style:text-properties style:font-name="Times New Roman" style:font-name-complex="Times New Roman" fo:font-size="12pt" style:font-size-asian="12pt" style:font-size-complex="12pt" fo:language="uk" fo:country="UA"/>
    </style:style>
    <style:style style:name="T190"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1"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192" style:parent-style-name="Абзацсписка" style:family="paragraph">
      <style:paragraph-properties fo:margin-bottom="0in" fo:line-height="100%"/>
    </style:style>
    <style:style style:name="T193"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5"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7" style:parent-style-name="Гиперссылка" style:family="text">
      <style:text-properties style:font-name="Times New Roman" style:font-name-complex="Times New Roman" fo:font-size="12pt" style:font-size-asian="12pt" style:font-size-complex="12pt" fo:language="uk" fo:country="UA"/>
    </style:style>
    <style:style style:name="T198"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19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00" style:parent-style-name="Абзацсписка" style:family="paragraph">
      <style:paragraph-properties fo:margin-bottom="0in" fo:line-height="100%"/>
    </style:style>
    <style:style style:name="T201"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2"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3"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04"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5"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T206"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7" style:parent-style-name="Гиперссылка" style:family="text">
      <style:text-properties style:font-name="Times New Roman" style:font-name-complex="Times New Roman" fo:font-size="12pt" style:font-size-asian="12pt" style:font-size-complex="12pt" fo:language="uk" fo:country="UA"/>
    </style:style>
    <style:style style:name="T208" style:parent-style-name="Основнойшрифтабзаца" style:family="text">
      <style:text-properties style:font-name="Times New Roman" style:font-name-complex="Times New Roman" fo:color="#000000" fo:font-size="12pt" style:font-size-asian="12pt" style:font-size-complex="12pt" fo:language="uk" fo:country="UA"/>
    </style:style>
    <style:style style:name="T209" style:parent-style-name="Основнойшрифтабзаца" style:family="text">
      <style:text-properties style:font-name="Times New Roman" style:font-name-complex="Times New Roman" fo:color="#000000" fo:font-size="12pt" style:font-size-asian="12pt" style:font-size-complex="12pt" fo:language="en" fo:country="US"/>
    </style:style>
    <style:style style:name="P210" style:parent-style-name="Абзацсписка" style:family="paragraph">
      <style:paragraph-properties fo:text-align="justify" fo:margin-bottom="0in" fo:line-height="100%"/>
      <style:text-properties style:font-name="Times New Roman" style:font-name-complex="Times New Roman" fo:color="#000000" fo:font-size="12pt" style:font-size-asian="12pt" style:font-size-complex="12pt" fo:language="en" fo:country="US"/>
    </style:style>
    <style:style style:name="P211" style:parent-style-name="Абзацсписка" style:family="paragraph">
      <style:paragraph-properties fo:margin-bottom="0in" fo:line-height="100%"/>
      <style:text-properties style:font-name="Times New Roman" style:font-name-complex="Times New Roman" fo:color="#000000" fo:font-size="12pt" style:font-size-asian="12pt" style:font-size-complex="12pt" fo:language="en" fo:country="US"/>
    </style:style>
  </office:automatic-styles>
  <office:body>
    <office:text text:use-soft-page-breaks="true">
      <text:p text:style-name="P1">УДК 378.147</text:p>
      <text:p text:style-name="P2">Бєльчу Данііл Вадимович</text:p>
      <text:p text:style-name="P3">Студент першого курсу фізико-математичного факультету.</text:p>
      <text:p text:style-name="P4">Південноукраїнський національний педагогічний університет імені к.д. Ушинського.</text:p>
      <text:p text:style-name="P5"><text:a xlink:href="mailto:daniilbelchu@gmail.com" office:target-frame-name="_top" xlink:show="replace"><text:span text:style-name="T6">daniilbelchu</text:span><text:span text:style-name="T7">@</text:span><text:span text:style-name="T8">gmail</text:span><text:span text:style-name="T9">.</text:span><text:span text:style-name="T10">com</text:span></text:a></text:p>
      <text:p text:style-name="P11"/>
      <text:p text:style-name="P12"><text:span text:style-name="T13">ФОРМИ ДИСТАНЦІЙНОГО НАВЧАННЯ</text:span></text:p>
      <text:p text:style-name="P14"><text:span text:style-name="T15">Анотація</text:span><text:span text:style-name="T16">:</text:span><text:span text:style-name="T17"><text:s/></text:span><text:span text:style-name="T18">Чому я обрав спеціальність вчителя?<text:s/></text:span><text:span text:style-name="T19">В 2019 году закончив школу я решил сдать ЗНО по предметам которые мне нравилось изучать в школе, сдавал я: Украинский язык, Физику и математику. Из-за того что я плохо написал украинский, меня не приняли на специальность компьютерные науки. В школе учителя и одноклассники говорили мне что я буду хорошим учителем, поэтому я подал документы на специальность учителя 3 приоритетом, благодаря маленькому конкурсу я прошёл на бюджет и пошёл сюда. На самом деле я очень сильно хотел пойти на психологический факультет, но я сдавал не те ЗНО.</text:span></text:p>
      <text:p text:style-name="P20"><text:span text:style-name="T21">Ключові слова</text:span><text:span text:style-name="T22">: дистанційне навчання</text:span><text:span text:style-name="T23">;</text:span><text:span text:style-name="T24"><text:s/>дистанційна освіта</text:span><text:span text:style-name="T25">;</text:span><text:span text:style-name="T26"><text:s/>Інтернет</text:span><text:span text:style-name="T27">;</text:span><text:span text:style-name="T28"><text:s/>с</text:span><text:span text:style-name="T29">учасні комунікаційні технології</text:span><text:span text:style-name="T30">;<text:s/></text:span><text:span text:style-name="T31">заняття</text:span><text:span text:style-name="T32">;</text:span><text:span text:style-name="T33"><text:s/>основні елементи</text:span><text:span text:style-name="T34">;</text:span><text:span text:style-name="T35"><text:s/>подальші перспективи.</text:span></text:p>
      <text:p text:style-name="P36"/>
      <text:p text:style-name="P37"><text:span text:style-name="T38">Дистанційне навчання</text:span><text:span text:style-name="T39"> — це можливість навчатися та отримувати необхідні<text:s/></text:span><text:span text:style-name="T40">знання</text:span><text:span text:style-name="T41"><text:s/>віддалено від навчального закладу в зручний час.</text:span></text:p>
      <text:p text:style-name="P42"><text:span text:style-name="T43">Форми дистанційного навчання</text:span></text:p>
      <text:list text:style-name="LFO12" text:continue-numbering="true">
        <text:list-item>
          <text:p text:style-name="P44"><text:span text:style-name="T45">Екстернат</text:span><text:span text:style-name="T46"> </text:span><text:span text:style-name="T47">— це дистанційна форма навчання, під час якої дитина оформлена у звичайній школі, але навчається вдома. Існують певні групи учнів, які можуть перейти на дану форму освіти</text:span></text:p>
        </text:list-item>
        <text:list-item>
          <text:p text:style-name="P48"><text:span text:style-name="T49">Сімейна форма навчання</text:span><text:span text:style-name="T50"> – це дистанційна форма навчання, під час якої дитина навчається вдома, але оформлена у звичайній школі. Будь-який учень може перейти на цю форму навчання.</text:span></text:p>
        </text:list-item>
        <text:list-item>
          <text:p text:style-name="P51"><text:span text:style-name="T52">Педагогічний патронаж</text:span><text:span text:style-name="T53"><text:s/></text:span><text:span text:style-name="T54">– це дистанційна форма навчання, під час якого вчитель навчає дитину в неї вдома. Оформлення можливе за станом здоров’я та за висновком спецкомісії.</text:span></text:p>
        </text:list-item>
        <text:list-item>
          <text:p text:style-name="P55"><text:span text:style-name="T56">Заочна форма навчання</text:span><text:span text:style-name="T57"> передбачає періодичне відвідування закладу під час сесій, проте таких шкіл дуже мало.</text:span></text:p>
        </text:list-item>
      </text:list>
      <text:p text:style-name="P58"><text:span text:style-name="T59">“</text:span><text:span text:style-name="T60">В Україні під дистанційним навчанням розуміється індивідуалізований процес набуття знань, умінь, навичок і способів пізнавальної діяльності людини, який відбувається в основному за опосередкованої взаємодії віддалених один від одного учасників навчального процесу у спеціалізованому середовищі, яке функціонує на базі сучасних психолого-педагогічних та інформаційно-комунікаційних технологій.</text:span><text:span text:style-name="T61">“</text:span></text:p>
      <text:p text:style-name="P62"><text:span text:style-name="T63">Постановка проблеми:<text:s/></text:span><text:span text:style-name="T64">У зв’язку з ситуаціею у світі з приводу хвороби та карантиних мір, суспільство та усі державні заклади переходять на онлайн життя(дистан</text:span><text:span text:style-name="T65">ційні форми</text:span><text:span text:style-name="T66">)</text:span><text:span text:style-name="T67">.</text:span><text:span text:style-name="T68"><text:s/>Через те що більшість навчальних закладів були не готові до такої форми навчання, вчителям і учням було дуже складно знайти точки перетину. Освітня програма пройшла через багато серверів дистанційного навчання але ще досі не має<text:s/></text:span><text:span text:style-name="T69">единої думки який сервіс краще підходить для навчання.</text:span></text:p>
      <text:p text:style-name="P70"><text:span text:style-name="T71">У наш час перспективною є інтерактивна взаємодія викладача зі студентами за допомогою інформаційних комунікаційних мереж, з яких масово виділяється середовище інтернет-користувачів. В 2003 році ініціативна група ADL почала розробку стандарту дистанційного інтерактивного навчання SCORM, що припускає широке застосування інтернет-технологій. Введення стандартів сприяє як поглибленню вимог до складу дистанційного навчання, так і вимог до програмного забезпечення.</text:span></text:p>
      <text:p text:style-name="P72"><text:span text:style-name="T73">Крім того, Д. Бодненко акцентує увагу на тому, що підготовка викладача до здійснення дистанційного навчання – це один із важливих факторів, який впливає на<text:s/></text:span><text:soft-page-break/><text:span text:style-name="T74">успішне запровадження технологій ДН у ВНЗ.</text:span><text:span text:style-name="T75"><text:s/>Багато великих компаній створюють у себе в структурі центри дистанційного навчання, щоб стандартизувати, зробити дешевше і поліпшити якість підготовки свого персоналу. Практично, жодна сучасна компанія вже не може прожити без цього. Або, наприклад, компанія Mіcrosoft створила великий навчальний портал для навчання своїх співробітників, користувачів або покупців своїх продуктів, розроблювачів програмного забезпечення.</text:span></text:p>
      <text:p text:style-name="P76"/>
      <text:p text:style-name="P77"><text:span text:style-name="T78">Переваги дистанційного навчання</text:span></text:p>
      <text:list text:style-name="LFO13" text:continue-numbering="true">
        <text:list-item>
          <text:p text:style-name="P79"><text:span text:style-name="T80">Індивідуалізоване навчання</text:span><text:span text:style-name="T81">. Під час дистанційного навчання дитина може навчатися самостійно або батьками, індивідуально з репетиторами або в онлайн-класах з однокласниками</text:span></text:p>
        </text:list-item>
        <text:list-item>
          <text:p text:style-name="P82"><text:span text:style-name="T83">Якісне навчання без прив’язки до місцезнаходження</text:span><text:span text:style-name="T84">. Дистанційне навчання на те і дистанційне, що дитина не прив’язана до певної школи. У маленькому селищі чи за кордоном, дитина все одно буде отримувати якісну освіту.</text:span></text:p>
        </text:list-item>
        <text:list-item>
          <text:p text:style-name="P85"><text:span text:style-name="T86">Навчання за допомогою сучасних інформаційних технологій</text:span><text:span text:style-name="T87">. В реальному житті активно використовуються <text:s/>інноваційні технології, тож від школи резонно очікувати, що вона буде готувати учня до життя в сучасному світі.</text:span></text:p>
        </text:list-item>
      </text:list>
      <text:p text:style-name="P88"/>
      <text:p text:style-name="P89">Недоліки дистанційного навчання</text:p>
      <text:list text:style-name="LFO14" text:continue-numbering="true">
        <text:list-item>
          <text:p text:style-name="P90"><text:span text:style-name="T91">Самостійна робота.</text:span><text:span text:style-name="T92"><text:s/></text:span><text:span text:style-name="T93">Переходячи на дистанційне навчання, дитина повинна сама опрацьовувати весь шкільний матеріал — це її відповідальність. Але чи не самостійність є важливим фактором для успішного майбутнього наших дітей?<text:s/></text:span></text:p>
        </text:list-item>
        <text:list-item>
          <text:p text:style-name="P94"><text:span text:style-name="T95">Нестача спілкування.</text:span><text:span text:style-name="T96"><text:s/></text:span><text:span text:style-name="T97">Якщо дитина дуже активна і потребує постійного спілкування з однолітками, дистанційна форма навчання може не підійти їй. Хоча за нормою вікового розвитку, психологи тут з нами погодяться, до 7-9 років розвиток дитини найкраще проходить у</text:span><text:span text:style-name="T98"><text:s/>сімейному колі серед дорослих.</text:span><text:span text:style-name="T99"><text:s/></text:span></text:p>
        </text:list-item>
      </text:list>
      <text:p text:style-name="P100"><text:span text:style-name="T101">Висновки</text:span><text:span text:style-name="T102">:<text:s/></text:span><text:span text:style-name="T103">Дистанційна форма навчання сугубо індивідуальна справа деяким дітям та вчителям так навчатися набагато зручніше, але є і ті кому більше подобается навчатися стационарно. Спостереження показують що більшість<text:s/></text:span><text:span text:style-name="T104">студентів за стационарне навчання, у той час як більшість школярів хочуть навчатися вдома.<text:s/></text:span><text:span text:style-name="T105">Україні є куди розвивати галузь дистанційного навчання,бо на цей пеіод часу вона дуже поганна, але через обставини більшість закладів перейшли на дистанційне.</text:span></text:p>
      <text:p text:style-name="P106"/>
      <text:p text:style-name="P107"><text:span text:style-name="T108">СПИСОК ВИКОРИСТАНИХ ДЖЕРЕЛ</text:span><text:span text:style-name="T109">:</text:span></text:p>
      <text:list text:style-name="LFO15" text:continue-numbering="true">
        <text:list-item>
          <text:p text:style-name="P110"><text:span text:style-name="T111">«Дистанційне навчання: що це? Які форми має?» Редактор сайту онлайн школи 977 <text:s/></text:span><text:a xlink:href="https://977.com.ua/distance-navchannya/dystantsijne-navchannya-shho-tse-ta-yaki-formy-maye/" office:target-frame-name="_top" xlink:show="replace"><text:span text:style-name="T112">Псилання на статю</text:span></text:a></text:p>
        </text:list-item>
        <text:list-item>
          <text:p text:style-name="P113"><text:span text:style-name="T114">«</text:span><text:span text:style-name="T115">П</text:span><text:span text:style-name="T116">оложення</text:span><text:span text:style-name="T117"><text:s/></text:span><text:span text:style-name="T118">про дистанційне навчання</text:span><text:span text:style-name="T119">»</text:span><text:span text:style-name="T120">Ю.М. Коровайченко</text:span><text:span text:style-name="T121"><text:s/>Конституция Украины<text:s/></text:span><text:span text:style-name="T122"><text:s/></text:span><text:a xlink:href="https://zakon.rada.gov.ua/laws/show/z0703-13#Text" office:target-frame-name="_top" xlink:show="replace"><text:span text:style-name="T123">"Закон Украіни щодо дистанційного навчання"</text:span></text:a></text:p>
        </text:list-item>
        <text:list-item>
          <text:p text:style-name="P124"><text:span text:style-name="T125"><text:s/></text:span><text:span text:style-name="T126">«Дистанційне навчання: моделі, технології, перспективи»</text:span><text:span text:style-name="T127"><text:s/></text:span><text:span text:style-name="T128">О. Г. Корбут<text:s/></text:span><text:a xlink:href="http://confesp.fl.kpi.ua/node/1123" office:target-frame-name="_top" xlink:show="replace"><text:span text:style-name="T129">Посилання на статю</text:span></text:a><text:span text:style-name="T130"><text:s/></text:span></text:p>
        </text:list-item>
        <text:list-item>
          <text:p text:style-name="P131"><text:span text:style-name="T132">«Діджитал інструменти в навчанні та адаптації персоналу логістичної сфери»<text:s/></text:span><text:span text:style-name="T133">Вячеслав Кужель к.е.н., доцент кафедри комерційної діяльності і логістики ДВНЗ «КНЕУ ім. Вадима Гетьмана»<text:s/></text:span><text:a xlink:href="https://ir.kneu.edu.ua/bitstream/handle/2010/33582/Stkdl_20_13.pdf?sequence=1&amp;isAllowed=y" office:target-frame-name="_top" xlink:show="replace"><text:span text:style-name="T134">Доступ до ресурсу</text:span></text:a></text:p>
        </text:list-item>
        <text:list-item>
          <text:p text:style-name="P135"><text:span text:style-name="T136">«Особливості організації дистанційного навчання <text:s/>студентської молоді в канаді: ретроспективний аналіз»<text:s/></text:span><text:span text:style-name="T137">Л. А. Штефан, О. П. Борзенко<text:s/></text:span><text:a xlink:href="http://dspace.hnpu.edu.ua/bitstream/123456789/1775/1/%D0%A8%D1%82%D0%B5%D1%84%D0%B0%D0%BD%20%D0%9B.%20%D0%90.%2C%20%D0%91%D0%BE%D1%80%D0%B7%D0%B5%D0%BD%D0%BA%D0%BE%20%D0%9E.%20%D0%9F.%20%D0%9E%D1%81%D0%BE%D0%B1%D0%BB%D0%B8%D0%B2%D0%BE%D1%81%D1%82%D1%96%20%D0%BE%D1%80%D0%B3%D0%B0%D0%BD%D1%96%D0%B7%D0%B0%D1%86%D1%96%D1%97%20%D0%B4%D0%B8%D1%81%D1%82%D0%B0%D0%BD%D1%86%D1%96%D0%B9%D0%BD%D0%BE%D0%B3%D0%BE%20%D0%BD%D0%B0%D0%B2%D1%87%D0%B0%D0%BD%D0%BD%D1%8F%20.DOC" office:target-frame-name="_top" xlink:show="replace"><text:span text:style-name="T138">Завантажити файл</text:span></text:a><text:span text:style-name="T139"><text:s/></text:span></text:p>
        </text:list-item>
      </text:list>
      <text:p text:style-name="P140"/>
      <text:soft-page-break/>
      <text:p text:style-name="P141">UDC 378.147</text:p>
      <text:p text:style-name="P142">Belchu Daniil Vadimovich</text:p>
      <text:p text:style-name="P143">First-year student of the Faculty of Physics and Mathematics.</text:p>
      <text:p text:style-name="P144">South Ukrainian National Pedagogical University named after Ph.D. Ushinsky.</text:p>
      <text:p text:style-name="P145"><text:a xlink:href="mailto:daniilbelchu@gmail.com" office:target-frame-name="_top" xlink:show="replace"><text:span text:style-name="T146">daniilbelchu@gmail.com</text:span></text:a></text:p>
      <text:p text:style-name="P147"/>
      <text:p text:style-name="P148">FORMS OF DISTANCE LEARNING</text:p>
      <text:p text:style-name="P149"><text:span text:style-name="T150">Abstract:</text:span><text:span text:style-name="T151"><text:s/>Why did I choose the profession of a teacher? In 2019, after graduating from school, I decided to pass the external examination in subjects that I liked to study at school, I passed: Ukrainian language, physics and mathematics. Due to the fact that I did not write well in Ukrainian, I was not accepted for the specialty of computer science. At school, teachers and classmates told me that I would be a good teacher, so I applied for a teacher's specialty with priority 3, thanks to a small competition, I went on a budget and went here.</text:span><text:span text:style-name="T152"><text:s/></text:span><text:span text:style-name="T153">In fact, I really wanted to go to the Faculty of Psychology, but I did not pass those external examinations.</text:span></text:p>
      <text:p text:style-name="P154"><text:span text:style-name="T155">Key words</text:span><text:span text:style-name="T156">: distance learning; distance education; Internet; modern communication technologies; occupation; basic elements; further prospects.</text:span></text:p>
      <text:p text:style-name="P157"/>
      <text:p text:style-name="P158"><text:span text:style-name="T159">REFERENCES</text:span><text:span text:style-name="T160">:</text:span></text:p>
      <text:p text:style-name="P161"><text:span text:style-name="T162">1)</text:span><text:span text:style-name="T163"><text:s/></text:span><text:span text:style-name="T164">” Editor of the online school website 977</text:span><text:span text:style-name="T165"><text:s/></text:span><text:span text:style-name="T166">"Distance learning: what is it? What forms does it have?<text:s/></text:span><text:a xlink:href="https://977.com.ua/distance-navchannya/dystantsijne-navchannya-shho-tse-ta-yaki-formy-maye/" office:target-frame-name="_top" xlink:show="replace"><text:span text:style-name="T167">https://977.com.ua/distance-navchannya/dystantsijne-navchannya-shho-tse-ta-yaki-formy-maye/</text:span></text:a><text:span text:style-name="T168"><text:s/></text:span><text:span text:style-name="T169">(in Ukrainian)</text:span><text:span text:style-name="T170"><text:s/></text:span></text:p>
      <text:p text:style-name="P171"><text:span text:style-name="T172">2</text:span><text:span text:style-name="T173">)<text:s/></text:span><text:span text:style-name="T174">Y</text:span><text:span text:style-name="T175">.M. Korovaichenko "Regulations</text:span><text:span text:style-name="T176"><text:s/></text:span><text:span text:style-name="T177">about distance learning " Constitution of Ukraine</text:span><text:span text:style-name="T178"><text:s/></text:span><text:a xlink:href="https://zakon.rada.gov.ua/laws/show/z0703-13#Text" office:target-frame-name="_top" xlink:show="replace"><text:span text:style-name="T179">https://zakon.rada.gov.ua/laws/show/z0703-13#Text</text:span></text:a><text:span text:style-name="T180"><text:s/></text:span><text:span text:style-name="T181">(in Ukrainian)</text:span></text:p>
      <text:p text:style-name="P182"><text:span text:style-name="T183">3</text:span><text:span text:style-name="T184">)</text:span><text:span text:style-name="T185"><text:s/></text:span><text:span text:style-name="T186">O</text:span><text:span text:style-name="T187">.</text:span><text:span text:style-name="T188">G Korbut <text:s/>"Distance learning: models, technologies, prospects"<text:s/></text:span><text:a xlink:href="http://confesp.fl.kpi.ua/node/1123" office:target-frame-name="_top" xlink:show="replace"><text:span text:style-name="T189">http://confesp.fl.kpi.ua/node/1123</text:span></text:a><text:span text:style-name="T190"><text:s/></text:span><text:span text:style-name="T191">(in Ukrainian)</text:span></text:p>
      <text:p text:style-name="P192"><text:span text:style-name="T193">4</text:span><text:span text:style-name="T194">)</text:span><text:span text:style-name="T195"><text:s/></text:span><text:span text:style-name="T196">Vyacheslav Kuzhel "Digital tools in the training and adaptation of logistics personnel" Ph.D., Associate Professor of Commercial Activity and Logistics SHEE "KNEU. Vadim Hetman »<text:s/></text:span><text:a xlink:href="https://ir.kneu.edu.ua/bitstream/handle/2010/33582/Stkdl_20_13.pdf?sequence=1&amp;isAllowed=y" office:target-frame-name="_top" xlink:show="replace"><text:span text:style-name="T197">https://ir.kneu.edu.ua/bitstream/handle/2010/33582/Stkdl_20_13.pdf?sequence=1&amp;isAllowed=y</text:span></text:a><text:span text:style-name="T198"><text:s/></text:span><text:span text:style-name="T199">(in Ukrainian)</text:span></text:p>
      <text:p text:style-name="P200"><text:span text:style-name="T201">5</text:span><text:span text:style-name="T202">) L</text:span><text:span text:style-name="T203">.</text:span><text:span text:style-name="T204">A Stefan, O</text:span><text:span text:style-name="T205">.</text:span><text:span text:style-name="T206">P Borzenko "Features of the organization of distance learning of student youth in Canada: a retrospective analysis"<text:s/></text:span><text:a xlink:href="http://dspace.hnpu.edu.ua/bitstream/123456789/1775/1/%D0%A8%D1%82%D0%B5%D1%84%D0%B0%D0%BD%20%D0%9B.%20%D0%90.%2C%20%D0%91%D0%BE%D1%80%D0%B7%D0%B5%D0%BD%D0%BA%D0%BE%20%D0%9E.%20%D0%9F.%20%D0%9E%D1%81%D0%BE%D0%B1%D0%BB%D0%B8%D0%B2%D0%BE%D1%81%D1%82%D1%96%20%D0%BE%D1%80%D0%B3%D0%B0%D0%BD%D1%96%D0%B7%D0%B0%D1%86%D1%96%D1%97%20%D0%B4%D0%B8%D1%81%D1%82%D0%B0%D0%BD%D1%86%D1%96%D0%B9%D0%BD%D0%BE%D0%B3%D0%BE%20%D0%BD%D0%B0%D0%B2%D1%87%D0%B0%D0%BD%D0%BD%D1%8F%20.DOC" office:target-frame-name="_top" xlink:show="replace"><text:span text:style-name="T207">Download</text:span></text:a><text:span text:style-name="T208"><text:s/></text:span><text:span text:style-name="T209">(in Ukrainian)</text:span></text:p>
      <text:p text:style-name="P210"/>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2" style:display-name="Заголовок 2" style:family="paragraph" style:parent-style-name="Обычный"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Строгий" style:display-name="Строгий" style:family="text" style:parent-style-name="Основнойшрифтабзаца">
      <style:text-properties fo:font-weight="bold" style:font-weight-asian="bold" style:font-weight-complex="bold"/>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Просмотреннаягиперссылка" style:display-name="Просмотренная гиперссылка" style:family="text" style:parent-style-name="Основнойшрифтабзаца">
      <style:text-properties fo:color="#800080" style:text-underline-type="single" style:text-underline-style="solid" style:text-underline-width="auto" style:text-underline-mode="continuous"/>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rvts23" style:display-name="rvts23" style:family="text" style:parent-style-name="Основнойшрифтабзаца"/>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fals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use-window-font-color="true"/>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text:style-name="WW_CharLFO15LVL1" style:num-suffix=")" style:num-format="1">
        <style:list-level-properties text:space-before="0.2958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Даниил Бельчу</meta:initial-creator>
    <dc:creator>Даниил Бельчу</dc:creator>
    <meta:creation-date>2020-11-04T23:51:00Z</meta:creation-date>
    <dc:date>2020-11-04T23:51:00Z</dc:date>
    <meta:template xlink:href="Normal.dotm" xlink:type="simple"/>
    <meta:editing-cycles>2</meta:editing-cycles>
    <meta:editing-duration>PT0S</meta:editing-duration>
    <meta:document-statistic meta:page-count="3" meta:paragraph-count="19" meta:word-count="1448" meta:character-count="9683" meta:row-count="68" meta:non-whitespace-character-count="8254"/>
  </office:meta>
</office:document-meta>
</file>